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paragraph-rsid="0000326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 de trabajo scrummy de desarrollo administrativa</text:p>
      <text:p text:style-name="P1"/>
      <text:p text:style-name="P1">http://scrumy.com/kyr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a Luna</meta:initial-creator>
    <meta:creation-date>2014-07-23T11:07:37</meta:creation-date>
    <dc:date>2014-07-23T11:08:15</dc:date>
    <dc:creator>Ana Luna</dc:creator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75" meta:non-whitespace-character-count="69"/>
    <meta:generator>LibreOffice/4.0.4.2$Linux_X86_64 LibreOffice_project/400m0$Build-2</meta:generator>
  </office:meta>
</office:document-meta>
</file>